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332f" officeooo:paragraph-rsid="0003332f"/>
    </style:style>
    <style:style style:name="P2" style:family="paragraph" style:parent-style-name="Standard">
      <style:text-properties officeooo:rsid="0003e445" officeooo:paragraph-rsid="0003e4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Standard"><text:s text:c="3"/>Dirección IPv4. . . . . . . . . . . . . . : 192.168.1.41</text:p>
      <text:p text:style-name="Standard"><text:s text:c="3"/>Máscara de subred . . . . . . . . . . . . : 255.255.255.0</text:p>
      <text:p text:style-name="P1"><text:s text:c="3"/>IP Publica:190.231.225.8</text:p>
      <text:p text:style-name="P1">ip privada es clase C y la publica es clase B</text:p>
      <text:p text:style-name="Standard">mac:B4-D5-BD-FA-DC-4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4T20:37:45.039000000</meta:creation-date>
    <dc:date>2022-06-24T20:53:54.686000000</dc:date>
    <meta:editing-duration>PT5M39S</meta:editing-duration>
    <meta:editing-cycles>1</meta:editing-cycles>
    <meta:document-statistic meta:table-count="0" meta:image-count="0" meta:object-count="0" meta:page-count="1" meta:paragraph-count="5" meta:word-count="48" meta:character-count="212" meta:non-whitespace-character-count="160"/>
    <meta:generator>LibreOffice/7.3.3.2$Windows_X86_64 LibreOffice_project/d1d0ea68f081ee2800a922cac8f79445e4603348</meta:generator>
  </office:meta>
</office:document-meta>
</file>